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Liberation Mono" fo:font-size="24pt" style:font-size-asian="24pt" style:font-size-complex="24pt"/>
    </style:style>
    <style:style style:name="P12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19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3" style:family="paragraph" style:parent-style-name="normal">
      <style:text-properties fo:font-size="24pt" style:font-size-asian="24pt" style:font-size-complex="24pt"/>
    </style:style>
    <style:style style:name="P24" style:family="paragraph" style:parent-style-name="normal">
      <style:text-properties style:font-name="essiah1" fo:font-size="20pt" style:font-size-asian="20pt" style:font-size-complex="20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2">
      <style:text-properties style:font-name="Bodoni 72"/>
    </style:style>
    <style:style style:name="P62" style:family="paragraph" style:parent-style-name="Heading_20_2">
      <style:text-properties style:font-name="Bodoni 72" style:font-name-asian="Verdana1" style:font-name-complex="Verdana1"/>
    </style:style>
    <style:style style:name="P63" style:family="paragraph" style:parent-style-name="Heading_20_2">
      <style:text-properties style:font-name="Bodoni 72" style:text-underline-style="none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7" style:family="paragraph" style:parent-style-name="normal">
      <style:text-properties style:font-name="Liberation Mono" fo:font-size="24pt" style:font-size-asian="24pt" style:font-size-complex="24pt"/>
    </style:style>
    <style:style style:name="P68" style:family="paragraph" style:parent-style-name="normal">
      <style:text-properties fo:font-size="22pt" style:font-size-asian="22pt" style:font-size-complex="22pt"/>
    </style:style>
    <style:style style:name="P69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font-name="eXsE" style:text-underline-style="none" style:font-name-asian="eXsE1" style:font-name-complex="eXsE1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style:text-underline-style="none" style:font-name-asian="essiah2" style:font-name-complex="essiah2" loext:opacity="100%"/>
    </style:style>
    <style:style style:name="T11" style:family="text">
      <style:text-properties fo:color="#000000" fo:font-weight="bold" style:font-name-asian="essiah2" style:font-weight-asian="bold" style:font-name-complex="essiah2" style:font-weight-complex="bold"/>
    </style:style>
    <style:style style:name="T12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3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style:font-name-asian="essiah2" style:font-name-complex="essiah2"/>
    </style:style>
    <style:style style:name="T23" style:family="text">
      <style:text-properties fo:color="#808080" style:font-name-asian="essiah2" style:font-name-complex="essiah2" loext:opacity="100%"/>
    </style:style>
    <style:style style:name="T24" style:family="text">
      <style:text-properties fo:color="#808080" fo:font-weight="bold" style:font-name-asian="essiah2" style:font-weight-asian="bold" style:font-name-complex="essiah2" style:font-weight-complex="bold"/>
    </style:style>
    <style:style style:name="T25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essiah2" style:font-name-complex="essiah2"/>
    </style:style>
    <style:style style:name="T35" style:family="text">
      <style:text-properties style:font-name-asian="eXsE1" style:font-name-complex="eXsE1"/>
    </style:style>
    <style:style style:name="T36" style:family="text">
      <style:text-properties fo:font-weight="bold" style:font-name-asian="essiah2" style:font-weight-asian="bold" style:font-name-complex="essiah2" style:font-weight-complex="bold"/>
    </style:style>
    <style:style style:name="T3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39" style:family="text">
      <style:text-properties style:font-name="Essiah" fo:font-size="22pt" style:text-underline-style="none" style:font-size-asian="22pt" style:font-size-complex="22pt"/>
    </style:style>
    <style:style style:name="T40" style:family="text">
      <style:text-properties style:font-name="Essiah" fo:font-size="22pt" style:font-name-asian="essiah2" style:font-size-asian="22pt" style:font-name-complex="essiah2" style:font-size-complex="22pt"/>
    </style:style>
    <style:style style:name="T41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2" style:family="text">
      <style:text-properties style:text-position="sub 58%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22pt" style:font-name-asian="essiah2" style:font-size-asian="22pt" style:font-name-complex="essiah2" style:font-size-complex="22pt"/>
    </style:style>
    <style:style style:name="T45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essEu</text:p>
      <text:p text:style-name="P65">es mynEsshu un mIkul</text:p>
      <text:p text:style-name="P60">Alphabet</text:p>
      <text:p text:style-name="P25"/>
      <text:p text:style-name="P29">o i Y I y</text:p>
      <text:p text:style-name="P29">EAUO eauw</text:p>
      <text:p text:style-name="P29">snhb ljrg</text:p>
      <text:p text:style-name="P29">kmvz fptd</text:p>
      <text:p text:style-name="P29">CHTS ZNLx</text:p>
      <text:p text:style-name="P12"/>
      <text:p text:style-name="P11"><text:span text:style-name="T36">o</text:span><text:span text:style-name="T22"> <text:s text:c="2"/></text:span><text:span text:style-name="T12">i</text:span><text:span text:style-name="T22"> <text:s text:c="2"/></text:span><text:span text:style-name="T36">ü</text:span><text:span text:style-name="T22"> <text:s text:c="2"/></text:span><text:span text:style-name="T12">ī</text:span><text:span text:style-name="T22"> <text:s text:c="2"/></text:span><text:span text:style-name="T11">ʊ</text:span></text:p>
      <text:p text:style-name="P11"><text:span text:style-name="T12">ē</text:span><text:span text:style-name="T26"> <text:s text:c="2"/></text:span><text:span text:style-name="T12">ā</text:span><text:span text:style-name="T26"> <text:s text:c="2"/></text:span><text:span text:style-name="T12">ū <text:s text:c="2"/>ō <text:s/></text:span><text:span text:style-name="T26"><text:s/></text:span><text:span text:style-name="T36">e</text:span><text:span text:style-name="T26">k</text:span><text:span text:style-name="T41"> <text:s/></text:span><text:span text:style-name="T36">a</text:span><text:span text:style-name="T41">t</text:span><text:span text:style-name="T36"> <text:s/></text:span><text:span text:style-name="T26">n</text:span><text:span text:style-name="T36">u <text:s/></text:span><text:span text:style-name="T26">t</text:span><text:span text:style-name="T13">ɔ</text:span></text:p>
      <text:p text:style-name="P11"><text:span text:style-name="T12">s</text:span><text:span text:style-name="T18">ē</text:span><text:span text:style-name="T23"> <text:s/></text:span><text:span text:style-name="T12">n</text:span><text:span text:style-name="T19">ā</text:span><text:span text:style-name="T23"> <text:s/></text:span><text:span text:style-name="T12">h</text:span><text:span text:style-name="T18">ū</text:span><text:span text:style-name="T22"> <text:s/></text:span><text:span text:style-name="T12">b</text:span><text:span text:style-name="T18">ō</text:span><text:span text:style-name="T23"> </text:span><text:span text:style-name="T18"><text:s/></text:span><text:span text:style-name="T17">l</text:span><text:span text:style-name="T18">ē</text:span><text:span text:style-name="T23"> <text:s/></text:span><text:span text:style-name="T17">j</text:span><text:span text:style-name="T18">ā <text:s/></text:span><text:span text:style-name="T17">r</text:span><text:span text:style-name="T18">ū <text:s/></text:span><text:span text:style-name="T17">g</text:span><text:span text:style-name="T18">ō</text:span><text:span text:style-name="T23"> <text:s/></text:span></text:p>
      <text:p text:style-name="P11"><text:span text:style-name="T17">k</text:span><text:span text:style-name="T18">ē</text:span><text:span text:style-name="T20"> <text:s/></text:span><text:span text:style-name="T17">m</text:span><text:span text:style-name="T19">ā</text:span><text:span text:style-name="T16"> <text:s/></text:span><text:span text:style-name="T17">v</text:span><text:span text:style-name="T18">ū</text:span><text:span text:style-name="T19"> <text:s/></text:span><text:span text:style-name="T17">z</text:span><text:span text:style-name="T18">ō</text:span><text:span text:style-name="T19"> <text:s/></text:span><text:span text:style-name="T17">f</text:span><text:span text:style-name="T18">ē</text:span><text:span text:style-name="T19"> <text:s/></text:span><text:span text:style-name="T17">p</text:span><text:span text:style-name="T18">ā</text:span><text:span text:style-name="T19"> <text:s/></text:span><text:span text:style-name="T17">t</text:span><text:span text:style-name="T18">ū</text:span><text:span text:style-name="T24"> <text:s/></text:span><text:span text:style-name="T17">d</text:span><text:span text:style-name="T18">ō</text:span><text:span text:style-name="T26"> </text:span></text:p>
      <text:p text:style-name="P11"><text:span text:style-name="T17">ch</text:span><text:span text:style-name="T18">ē</text:span><text:span text:style-name="T20"> </text:span><text:span text:style-name="T17">θ</text:span><text:span text:style-name="T26">ā</text:span><text:span text:style-name="T25"> <text:s/></text:span><text:span text:style-name="T17">∂</text:span><text:span text:style-name="T18">ū</text:span><text:span text:style-name="T25"> <text:s/></text:span><text:span text:style-name="T17">sh</text:span><text:span text:style-name="T18">ō</text:span><text:span text:style-name="T25"> </text:span><text:span text:style-name="T18">e</text:span><text:span text:style-name="T17">zh </text:span><text:span text:style-name="T19">a</text:span><text:span text:style-name="T17">ng</text:span><text:span text:style-name="T12"> ḻ</text:span><text:span text:style-name="T18">u <text:s/></text:span><text:span text:style-name="T17">xh</text:span><text:span text:style-name="T21">ɔ</text:span><text:span text:style-name="T18"> <text:s/>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3"><text:soft-page-break/><text:span text:style-name="T37">Markers precede their object (i.e. "for the ball").</text:span><text:span text:style-name="T34"><text:tab/></text:span></text:p>
      <text:p text:style-name="P60">Articles</text:p>
      <text:p text:style-name="P8">Indefinite Singular</text:p>
      <text:p text:style-name="P14">_</text:p>
      <text:p text:style-name="P4"/>
      <text:p text:style-name="P4">Indefinite Plural</text:p>
      <text:p text:style-name="P17">u</text:p>
      <text:p text:style-name="P8"/>
      <text:p text:style-name="P8">Definite Singular</text:p>
      <text:p text:style-name="P21">tu</text:p>
      <text:p text:style-name="P8"/>
      <text:p text:style-name="P8">Definite Plural</text:p>
      <text:p text:style-name="P30">etu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4">Number</text:p>
          </table:table-cell>
          <table:table-cell table:style-name="Table4.A1" office:value-type="string">
            <text:p text:style-name="P54">Person</text:p>
          </table:table-cell>
          <table:table-cell table:style-name="Table4.A1" office:value-type="string">
            <text:p text:style-name="P54">English</text:p>
          </table:table-cell>
          <table:table-cell table:style-name="Table4.A1" office:value-type="string">
            <text:p text:style-name="P56">essEu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o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o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Punctuation</text:p>
      <text:p text:style-name="P8">Period</text:p>
      <text:p text:style-name="P26">.</text:p>
      <text:p text:style-name="P8"/>
      <text:p text:style-name="P8"><text:soft-page-break/>Comma</text:p>
      <text:p text:style-name="P26">,</text:p>
      <text:p text:style-name="P8"/>
      <text:p text:style-name="P8">Number Symbol</text:p>
      <text:p text:style-name="P26">#</text:p>
      <text:p text:style-name="P24"><text:span text:style-name="T43">#213</text:span>8</text:p>
      <text:p text:style-name="P8"/>
      <text:p text:style-name="P8">Quotation Marks</text:p>
      <text:p text:style-name="P26">&lt;&gt;</text:p>
      <text:p text:style-name="P26">&lt;tu tEO&gt;</text:p>
      <text:p text:style-name="P8"/>
      <text:p text:style-name="P8">Parenthesis</text:p>
      <text:p text:style-name="P15">()</text:p>
      <text:p text:style-name="P15">(tu tEO)</text:p>
      <text:p text:style-name="P8"/>
      <text:p text:style-name="P8">Brackets</text:p>
      <text:p text:style-name="P14">{}</text:p>
      <text:p text:style-name="P14">{tu tEO}</text:p>
      <text:p text:style-name="P8"/>
      <text:p text:style-name="P8">Square Brackets</text:p>
      <text:p text:style-name="P14">[]</text:p>
      <text:p text:style-name="P14">[tu tEO]</text:p>
      <text:p text:style-name="P60">Conjuctions</text:p>
      <text:p text:style-name="P62">And</text:p>
      <text:p text:style-name="P31">un</text:p>
      <text:p text:style-name="P6"/>
      <text:p text:style-name="P6">"They have spoken good and evil."</text:p>
      <text:p text:style-name="P26"><text:span text:style-name="T34">&lt;s</text:span><text:span text:style-name="T10">U</text:span><text:span text:style-name="T34">nu li O</text:span><text:span text:style-name="T3">v</text:span><text:span text:style-name="T8">O</text:span><text:span text:style-name="T3">s </text:span><text:span text:style-name="T34">AOn </text:span><text:span text:style-name="T10">un gw</text:span><text:span text:style-name="T34">.&gt;</text:span></text:p>
      <text:p text:style-name="P4"/>
      <text:p text:style-name="P5">"You all speak for the people and not a state."</text:p>
      <text:p text:style-name="P32"><text:soft-page-break/><text:span text:style-name="T3">&lt;tan v</text:span><text:span text:style-name="T8">O</text:span><text:span text:style-name="T3">s os </text:span><text:span text:style-name="T8">etu </text:span><text:span text:style-name="T3">sE </text:span><text:span text:style-name="T8">un</text:span><text:span text:style-name="T3"> anu doks.&gt;</text:span></text:p>
      <text:p text:style-name="P61">Or</text:p>
      <text:p text:style-name="P22">et</text:p>
      <text:p text:style-name="P4"/>
      <text:p text:style-name="P6">Red or yellow?</text:p>
      <text:p text:style-name="P22">&lt;?sOn et nEsu.&gt;</text:p>
      <text:p text:style-name="P61">But</text:p>
      <text:p text:style-name="P22">-</text:p>
      <text:p text:style-name="P4"/>
      <text:p text:style-name="P6">-</text:p>
      <text:p text:style-name="P22">-</text:p>
      <text:p text:style-name="P61">Yet</text:p>
      <text:p text:style-name="P22">-</text:p>
      <text:p text:style-name="P4"/>
      <text:p text:style-name="P6">-</text:p>
      <text:p text:style-name="P22">-</text:p>
      <text:p text:style-name="P63">For</text:p>
      <text:p text:style-name="P27">os</text:p>
      <text:p text:style-name="P6"/>
      <text:p text:style-name="P6">"He was sick for lack of food."</text:p>
      <text:p text:style-name="P27">-</text:p>
      <text:p text:style-name="P60">Markers</text:p>
      <text:p text:style-name="P61"><text:span text:style-name="T34">Direct</text:span><text:span text:style-name="T34"> Object</text:span></text:p>
      <text:p text:style-name="P18">li</text:p>
      <text:p text:style-name="P5"/>
      <text:p text:style-name="P5"><text:soft-page-break/>"I own the night."</text:p>
      <text:p text:style-name="P21">&lt;brAs tu tEO.&gt;</text:p>
      <text:p text:style-name="P5"/>
      <text:p text:style-name="P5">"The night, I own."</text:p>
      <text:p text:style-name="P18">&lt;li tu tEO brAs.&gt;</text:p>
      <text:p text:style-name="P64">Indirect Object</text:p>
      <text:p text:style-name="P18">-</text:p>
      <text:p text:style-name="P5"/>
      <text:p text:style-name="P5">"He gave me the book."</text:p>
      <text:p text:style-name="P22">-</text:p>
      <text:p text:style-name="P62">Possessive</text:p>
      <text:p text:style-name="P21">es</text:p>
      <text:p text:style-name="P4"/>
      <text:p text:style-name="P4">"They will own the night of the people."</text:p>
      <text:p text:style-name="P14"><text:span text:style-name="T34">&lt;sUnu brAsO tu tEO</text:span><text:span text:style-name="T10"> es etu </text:span><text:span text:style-name="T34">sE.&gt;</text:span></text:p>
      <text:p text:style-name="P4"/>
      <text:p text:style-name="P4">"Their people will force us."</text:p>
      <text:p text:style-name="P19"><text:span text:style-name="T34">&lt;es s</text:span><text:span text:style-name="T10">U</text:span><text:span text:style-name="T34">nu sE das</text:span><text:span text:style-name="T10">UO</text:span><text:span text:style-name="T34"> s</text:span><text:span text:style-name="T10">U</text:span><text:span text:style-name="T34">.&gt;</text:span></text:p>
      <text:p text:style-name="P62">Towards</text:p>
      <text:p text:style-name="P21">pru</text:p>
      <text:p text:style-name="P9"/>
      <text:p text:style-name="P9">"You all will speak to the people."</text:p>
      <text:p text:style-name="P26"><text:span text:style-name="T22">&lt;tan v</text:span><text:span text:style-name="T10">O</text:span><text:span text:style-name="T22">sO pru </text:span><text:span text:style-name="T10">etu </text:span><text:span text:style-name="T22">sE.&gt;</text:span></text:p>
      <text:p text:style-name="P63">For</text:p>
      <text:p text:style-name="P27">os</text:p>
      <text:p text:style-name="P6"/>
      <text:p text:style-name="P6">"We owned the night for the people."</text:p>
      <text:p text:style-name="P26"><text:span text:style-name="T34">&lt;s</text:span><text:span text:style-name="T10">U</text:span><text:span text:style-name="T34"> ObrAs os tu tEO sE </text:span><text:span text:style-name="T10">etu</text:span><text:span text:style-name="T34">.&gt;</text:span></text:p>
      <text:p text:style-name="P61"><text:soft-page-break/>Exclamation</text:p>
      <text:p text:style-name="P14">!-&lt;sA&gt;</text:p>
      <text:p text:style-name="P13"/>
      <text:p text:style-name="P4">"Their people will force us!"</text:p>
      <text:p text:style-name="P19"><text:span text:style-name="T3">&lt;!es s</text:span><text:span text:style-name="T8">U</text:span><text:span text:style-name="T3">nu sE dasu</text:span><text:span text:style-name="T8">O</text:span><text:span text:style-name="T3"> s</text:span><text:span text:style-name="T8">U</text:span><text:span text:style-name="T3">.&gt;</text:span></text:p>
      <text:p text:style-name="P61">Question (pronounced "kay")</text:p>
      <text:p text:style-name="P28">?-&lt;kA&gt;</text:p>
      <text:p text:style-name="P8"/>
      <text:p text:style-name="P4">"Their people will force us?"</text:p>
      <text:p text:style-name="P19"><text:span text:style-name="T3">&lt;?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1">Interrobang (pronounced "skay")</text:p>
      <text:p text:style-name="P14">;-&lt;skA&gt;</text:p>
      <text:p text:style-name="P14"/>
      <text:p text:style-name="P14">? ! ;</text:p>
      <text:p text:style-name="P13"/>
      <text:p text:style-name="P4">"Their people will force us?!"</text:p>
      <text:p text:style-name="P19"><text:span text:style-name="T3">&lt;;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1">Not</text:p>
      <text:p text:style-name="P22">anu</text:p>
      <text:p text:style-name="P6"/>
      <text:p text:style-name="P6">"You did not force me."</text:p>
      <text:p text:style-name="P22">&lt;Y anu odaso.&gt;</text:p>
      <text:p text:style-name="P4"/>
      <text:p text:style-name="P6">"I will not force you."</text:p>
      <text:p text:style-name="P32"><text:span text:style-name="T3">&lt;anu das</text:span><text:span text:style-name="T8">O</text:span><text:span text:style-name="T3"> Y.&gt;</text:span></text:p>
      <text:p text:style-name="P60">Verb Tenses</text:p>
      <text:p text:style-name="P10">"I owned."</text:p>
      <text:p text:style-name="P14"><text:soft-page-break/><text:span text:style-name="T22">&lt;ObrAs.&gt;</text:span> </text:p>
      <text:p text:style-name="P8"/>
      <text:p text:style-name="P8">"I own."</text:p>
      <text:p text:style-name="P20">&lt;brAs.&gt;</text:p>
      <text:p text:style-name="P8"/>
      <text:p text:style-name="P10">"I will own."</text:p>
      <text:p text:style-name="P20">&lt;brAsO.&gt;</text:p>
      <text:p text:style-name="P10"/>
      <text:p text:style-name="P9">"I owned the night."</text:p>
      <text:p text:style-name="P13"><text:span text:style-name="T44">&lt;ObrAs tu tEO.&gt;</text:span><text:span text:style-name="T35"> </text:span></text:p>
      <text:p text:style-name="P8"/>
      <text:p text:style-name="P8">"I own the night."</text:p>
      <text:p text:style-name="P14"><text:span text:style-name="T22">&lt;brAs tu tEO.&gt;</text:span><text:span text:style-name="T35"> </text:span></text:p>
      <text:p text:style-name="P8"/>
      <text:p text:style-name="P5">"I will own the night."</text:p>
      <text:p text:style-name="P23"><text:span text:style-name="T5">&lt;brAsO tu tEO.&gt;</text:span><text:span text:style-name="T7"> </text:span></text:p>
      <text:p text:style-name="P6"/>
      <text:p text:style-name="P6">"I stood with you."</text:p>
      <text:p text:style-name="P22">&lt;OAgres lu Y.&gt;</text:p>
      <text:p text:style-name="P4"/>
      <text:p text:style-name="P6">"I will be standing with them."</text:p>
      <text:p text:style-name="P32"><text:span text:style-name="T3">&lt;ahresO nul lu</text:span><text:span text:style-name="T8"> sUnu</text:span><text:span text:style-name="T3">.&gt;</text:span></text:p>
      <text:p text:style-name="P4"/>
      <text:p text:style-name="P7">Progressive Action</text:p>
      <text:p text:style-name="P22">nul</text:p>
      <text:p text:style-name="P5"/>
      <text:p text:style-name="P6">"You are owning the night."</text:p>
      <text:p text:style-name="normal"><text:span text:style-name="T5">&lt;Y brAs nul tu tEO.&gt;</text:span><text:span text:style-name="T6"><text:line-break/></text:span></text:p>
      <text:p text:style-name="P6">Completed Action</text:p>
      <text:p text:style-name="P27">dun</text:p>
      <text:p text:style-name="P4"/>
      <text:p text:style-name="P6">"You had owned the night."</text:p>
      <text:p text:style-name="P22">&lt;Y den ObrAs tu tEO.&gt;</text:p>
      <text:p text:style-name="P4"><text:soft-page-break/></text:p>
      <text:p text:style-name="P4">"You have owned the night."</text:p>
      <text:p text:style-name="P18">&lt;Y den brAs tu tEO.&gt;</text:p>
      <text:p text:style-name="P5"/>
      <text:p text:style-name="P4">"You will have owned the nights."</text:p>
      <text:p text:style-name="P22">&lt;Y den brAsO etu tEO.&gt;</text:p>
      <text:p text:style-name="P6"/>
      <text:p text:style-name="P6">“You had been owning the night.”</text:p>
      <text:p text:style-name="P22">&lt;Y den nel ObrAs tu tEO.&gt;</text:p>
      <text:p text:style-name="P4"/>
      <text:p text:style-name="P4">"You have been owning the night."</text:p>
      <text:p text:style-name="P22">&lt;Y den nel brAs te tEO.&gt;</text:p>
      <text:p text:style-name="P4"/>
      <text:p text:style-name="P4">“You will be owning the night.”</text:p>
      <text:p text:style-name="P21">&lt;Y den nel brAsO te tEO.&gt;</text:p>
      <text:p text:style-name="P8"/>
      <text:p text:style-name="P9">“Will you have owned the night?”</text:p>
      <text:p text:style-name="P21">&lt;?Y deb nel brAsO tu tEO.&gt;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8">o</text:p>
          </table:table-cell>
          <table:table-cell table:style-name="Table5.A2" office:value-type="string">
            <text:p text:style-name="P58">i</text:p>
          </table:table-cell>
          <table:table-cell table:style-name="Table5.A2" office:value-type="string">
            <text:p text:style-name="P58">Y</text:p>
          </table:table-cell>
          <table:table-cell table:style-name="Table5.A2" office:value-type="string">
            <text:p text:style-name="P58">I</text:p>
          </table:table-cell>
          <table:table-cell table:style-name="Table5.A2" office:value-type="string">
            <text:p text:style-name="P58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59"><text:span text:style-name="T14">12</text:span><text:span text:style-name="T15">1</text:span></text:p>
          </table:table-cell>
        </table:table-row>
        <table:table-row table:style-name="Table6.1">
          <table:table-cell table:style-name="Table6.A2" office:value-type="string">
            <text:p text:style-name="P58">E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O</text:p>
          </table:table-cell>
          <table:table-cell table:style-name="Table6.A2" office:value-type="string">
            <text:p text:style-name="P58">e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w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9"><text:span text:style-name="T14">12</text:span><text:span text:style-name="T15">2</text:span></text:p>
          </table:table-cell>
          <table:table-cell table:style-name="Table1.A1" office:value-type="string">
            <text:p text:style-name="P59"><text:span text:style-name="T14">12</text:span><text:span text:style-name="T15">3</text:span></text:p>
          </table:table-cell>
          <table:table-cell table:style-name="Table1.A1" office:value-type="string">
            <text:p text:style-name="P59"><text:span text:style-name="T14">12</text:span><text:span text:style-name="T15">4</text:span></text:p>
          </table:table-cell>
          <table:table-cell table:style-name="Table1.A1" office:value-type="string">
            <text:p text:style-name="P59"><text:span text:style-name="T14">12</text:span><text:span text:style-name="T15">5</text:span></text:p>
          </table:table-cell>
          <table:table-cell table:style-name="Table1.A1" office:value-type="string">
            <text:p text:style-name="P59"><text:span text:style-name="T14">12</text:span><text:span text:style-name="T15">6</text:span></text:p>
          </table:table-cell>
          <table:table-cell table:style-name="Table1.A1" office:value-type="string">
            <text:p text:style-name="P59"><text:span text:style-name="T14">12</text:span><text:span text:style-name="T15">7</text:span></text:p>
          </table:table-cell>
          <table:table-cell table:style-name="Table1.A1" office:value-type="string">
            <text:p text:style-name="P59"><text:span text:style-name="T14">12</text:span><text:span text:style-name="T15">8</text:span></text:p>
          </table:table-cell>
          <table:table-cell table:style-name="Table1.A1" office:value-type="string">
            <text:p text:style-name="P59"><text:span text:style-name="T14">12</text:span><text:span text:style-name="T15">9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58">s</text:p>
          </table:table-cell>
          <table:table-cell table:style-name="Table1.A2" office:value-type="string">
            <text:p text:style-name="P58">n</text:p>
          </table:table-cell>
          <table:table-cell table:style-name="Table1.A2" office:value-type="string">
            <text:p text:style-name="P58">h</text:p>
          </table:table-cell>
          <table:table-cell table:style-name="Table1.A2" office:value-type="string">
            <text:p text:style-name="P58">b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g</text:p>
          </table:table-cell>
          <table:table-cell table:style-name="Table1.A2" office:value-type="string">
            <text:p text:style-name="P58">r</text:p>
          </table:table-cell>
          <table:table-cell table:style-name="Table1.A2" office:value-type="string">
            <text:p text:style-name="P58">j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9"><text:span text:style-name="T14">12</text:span><text:span text:style-name="T15">10</text:span></text:p>
          </table:table-cell>
          <table:table-cell table:style-name="Table2.A1" office:value-type="string">
            <text:p text:style-name="P59"><text:span text:style-name="T14">12</text:span><text:span text:style-name="T15">11</text:span></text:p>
          </table:table-cell>
          <table:table-cell table:style-name="Table2.A1" office:value-type="string">
            <text:p text:style-name="P59"><text:span text:style-name="T14">12</text:span><text:span text:style-name="T15">12</text:span></text:p>
          </table:table-cell>
          <table:table-cell table:style-name="Table2.A1" office:value-type="string">
            <text:p text:style-name="P59"><text:span text:style-name="T14">12</text:span><text:span text:style-name="T15">13</text:span></text:p>
          </table:table-cell>
          <table:table-cell table:style-name="Table2.A1" office:value-type="string">
            <text:p text:style-name="P59"><text:span text:style-name="T14">12</text:span><text:span text:style-name="T15">14</text:span></text:p>
          </table:table-cell>
          <table:table-cell table:style-name="Table2.A1" office:value-type="string">
            <text:p text:style-name="P59"><text:span text:style-name="T14">12</text:span><text:span text:style-name="T15">15</text:span></text:p>
          </table:table-cell>
          <table:table-cell table:style-name="Table2.A1" office:value-type="string">
            <text:p text:style-name="P59"><text:span text:style-name="T14">12</text:span><text:span text:style-name="T15">16</text:span></text:p>
          </table:table-cell>
          <table:table-cell table:style-name="Table2.A1" office:value-type="string">
            <text:p text:style-name="P59"><text:span text:style-name="T14">12</text:span><text:span text:style-name="T15">17</text:span></text:p>
          </table:table-cell>
        </table:table-row>
        <table:table-row table:style-name="Table2.1">
          <table:table-cell table:style-name="Table2.A2" office:value-type="string">
            <text:p text:style-name="P58">k</text:p>
          </table:table-cell>
          <table:table-cell table:style-name="Table2.A2" office:value-type="string">
            <text:p text:style-name="P58">z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58">m</text:p>
          </table:table-cell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d</text:p>
          </table:table-cell>
          <table:table-cell table:style-name="Table2.A2" office:value-type="string">
            <text:p text:style-name="P58">p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9"><text:span text:style-name="T14">12</text:span><text:span text:style-name="T15">18</text:span></text:p>
          </table:table-cell>
          <table:table-cell table:style-name="Table3.A1" office:value-type="string">
            <text:p text:style-name="P59"><text:span text:style-name="T14">12</text:span><text:span text:style-name="T15">19</text:span></text:p>
          </table:table-cell>
          <table:table-cell table:style-name="Table3.A1" office:value-type="string">
            <text:p text:style-name="P59"><text:span text:style-name="T14">12</text:span><text:span text:style-name="T15">20</text:span></text:p>
          </table:table-cell>
          <table:table-cell table:style-name="Table3.A1" office:value-type="string">
            <text:p text:style-name="P59"><text:span text:style-name="T14">12</text:span><text:span text:style-name="T15">21</text:span></text:p>
          </table:table-cell>
          <table:table-cell table:style-name="Table3.A1" office:value-type="string">
            <text:p text:style-name="P59"><text:span text:style-name="T14">12</text:span><text:span text:style-name="T15">22</text:span></text:p>
          </table:table-cell>
          <table:table-cell table:style-name="Table3.A1" office:value-type="string">
            <text:p text:style-name="P59"><text:span text:style-name="T14">12</text:span><text:span text:style-name="T15">23</text:span></text:p>
          </table:table-cell>
          <table:table-cell table:style-name="Table3.A1" office:value-type="string">
            <text:p text:style-name="P59"><text:span text:style-name="T14">12</text:span><text:span text:style-name="T15">24</text:span></text:p>
          </table:table-cell>
          <table:table-cell table:style-name="Table3.A1" office:value-type="string">
            <text:p text:style-name="P59"><text:span text:style-name="T14">12</text:span><text:span text:style-name="T15">25</text:span></text:p>
          </table:table-cell>
        </table:table-row>
        <table:table-row table:style-name="Table3.1">
          <table:table-cell table:style-name="Table3.A2" office:value-type="string">
            <text:p text:style-name="P58">S</text:p>
          </table:table-cell>
          <table:table-cell table:style-name="Table3.A2" office:value-type="string">
            <text:p text:style-name="P58">T</text:p>
          </table:table-cell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58">C</text:p>
          </table:table-cell>
          <table:table-cell table:style-name="Table3.A2" office:value-type="string">
            <text:p text:style-name="P58">N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L</text:p>
          </table:table-cell>
          <table:table-cell table:style-name="Table3.A2" office:value-type="string">
            <text:p text:style-name="P58">x</text:p>
          </table:table-cell>
        </table:table-row>
      </table:table>
      <text:p text:style-name="P52"/>
      <text:p text:style-name="P8">If necessary, numbers are marked with the <text:span text:style-name="T40">#</text:span> symbol (the # on the keyboard).</text:p>
      <text:p text:style-name="P1"/>
      <text:p text:style-name="P31">#iwfo</text:p>
      <text:p text:style-name="P10"/>
      <text:p text:style-name="P10">“12:37”</text:p>
      <text:p text:style-name="P21">iY:IU</text:p>
      <text:p text:style-name="P4"/>
      <text:p text:style-name="P4">3*4=12<text:span text:style-name="T42"> </text:span></text:p>
      <text:p text:style-name="P49">I*y=io1</text:p>
      <text:p text:style-name="P4"/>
      <text:p text:style-name="P8"><text:span text:style-name="T33">Positional terms like "1st" and modifiers like "double" are formed with the word for position, </text:span><text:span text:style-name="T38">ok</text:span><text:span text:style-name="T33">, followed by the number.</text:span></text:p>
      <text:p text:style-name="P6"/>
      <text:p text:style-name="P8"><text:span text:style-name="T33">The word for "double" or "2nd" is </text:span><text:span text:style-name="T39">o</text:span><text:span text:style-name="T38">kY</text:span><text:span text:style-name="T33">.</text:span></text:p>
      <text:p text:style-name="P60">Examples</text:p>
      <text:p text:style-name="P39">Aono and Ecssiah</text:p>
      <text:p text:style-name="P41">AOnu un ekssEu</text:p>
      <text:p text:style-name="P44"/>
      <text:p text:style-name="P44">Good and Evil</text:p>
      <text:p text:style-name="P41">AOn un gw</text:p>
      <text:p text:style-name="P44"/>
      <text:p text:style-name="P42">Beginning and Ending</text:p>
      <text:p text:style-name="P35"><text:soft-page-break/>ok un ko</text:p>
      <text:p text:style-name="P42"/>
      <text:p text:style-name="P45"><text:span text:style-name="T31">Female</text:span> and <text:span text:style-name="T31">Male</text:span></text:p>
      <text:p text:style-name="P43">nEob un sen</text:p>
      <text:p text:style-name="P40"/>
      <text:p text:style-name="P45">Spirit and Soul</text:p>
      <text:p text:style-name="P34">sun un Aden</text:p>
      <text:p text:style-name="P44"/>
      <text:p text:style-name="P45">Just </text:p>
      <text:p text:style-name="P48">IOn</text:p>
      <text:p text:style-name="P45"/>
      <text:p text:style-name="P45">Justice</text:p>
      <text:p text:style-name="P35">IOnu</text:p>
      <text:p text:style-name="P45"/>
      <text:p text:style-name="P45">Good</text:p>
      <text:p text:style-name="P35">AOn</text:p>
      <text:p text:style-name="P45"/>
      <text:p text:style-name="P45">Peace</text:p>
      <text:p text:style-name="P35">IOnu</text:p>
      <text:p text:style-name="P45"/>
      <text:p text:style-name="P45">Jarl</text:p>
      <text:p text:style-name="P35">Eorl</text:p>
      <text:p text:style-name="P44"/>
      <text:p text:style-name="P44">Hierarchy, pyramid</text:p>
      <text:p text:style-name="P34">krown</text:p>
      <text:p text:style-name="P44"/>
      <text:p text:style-name="P45">"We own the night."</text:p>
      <text:p text:style-name="P35">&lt;sU brAs tu tEO.&gt;</text:p>
      <text:p text:style-name="P46"/>
      <text:p text:style-name="P46">"We own nights."</text:p>
      <text:p text:style-name="P50"><text:span text:style-name="T33">&lt;s</text:span><text:span text:style-name="T30">U</text:span><text:span text:style-name="T33"> brAs </text:span><text:span text:style-name="T9">etu </text:span><text:span text:style-name="T33">tEO.&gt;</text:span></text:p>
      <text:p text:style-name="P46"/>
      <text:p text:style-name="P46">"Nights, we own."</text:p>
      <text:p text:style-name="P51"><text:span text:style-name="T1">&lt;li ete tEO s</text:span><text:span text:style-name="T27">U</text:span><text:span text:style-name="T1"> brAs.&gt;</text:span></text:p>
      <text:p text:style-name="P46"><text:soft-page-break/></text:p>
      <text:p text:style-name="P46">"They wrote the documents."</text:p>
      <text:p text:style-name="P50"><text:span text:style-name="T33">&lt;s</text:span><text:span text:style-name="T30">U</text:span><text:span text:style-name="T33">nu Okr</text:span><text:span text:style-name="T30">U</text:span><text:span text:style-name="T33">s eru pasen.&gt;</text:span></text:p>
      <text:p text:style-name="P46"/>
      <text:p text:style-name="P45">"I will write the document."</text:p>
      <text:p text:style-name="P35">&lt;krUsO te pasen.&gt;</text:p>
      <text:p text:style-name="P45"/>
      <text:p text:style-name="P45">Literal: "Their document has zero principles."</text:p>
      <text:p text:style-name="P45">Natural: "Their document has no principles."</text:p>
      <text:p text:style-name="P51"><text:span text:style-name="T2">&lt;es s</text:span><text:span text:style-name="T28">U</text:span><text:span text:style-name="T2">nu pasen avum lok o.&gt;</text:span></text:p>
      <text:p text:style-name="P38"/>
      <text:p text:style-name="P45">"Our document has good principles."</text:p>
      <text:p text:style-name="P51"><text:span text:style-name="T45">&lt;es s</text:span><text:span text:style-name="T32">U </text:span><text:span text:style-name="T45">pasen avum AOn lokß.&gt;</text:span></text:p>
      <text:p text:style-name="P47"/>
      <text:p text:style-name="P47">"Are you writing a document?"</text:p>
      <text:p text:style-name="P51"><text:span text:style-name="T4">&lt;?y nel kr</text:span><text:span text:style-name="T29">U</text:span><text:span text:style-name="T4">s pasen.&gt;</text:span></text:p>
      <text:p text:style-name="P47"/>
      <text:p text:style-name="P47">"Yes, I am writing a document."</text:p>
      <text:p text:style-name="P51"><text:span text:style-name="T4">&lt;Zu, nel kr</text:span><text:span text:style-name="T29">U</text:span><text:span text:style-name="T4">s pasen.&gt;</text:span></text:p>
      <text:p text:style-name="P47"/>
      <text:p text:style-name="P47">"He has good intentions!"</text:p>
      <text:p text:style-name="P51"><text:span text:style-name="T4">&lt;!sonu avum </text:span><text:span text:style-name="T29">etu </text:span><text:span text:style-name="T4">WtOs AOn.&gt;</text:span></text:p>
      <text:p text:style-name="P47"/>
      <text:p text:style-name="P47">"Are those people evil?!"</text:p>
      <text:p text:style-name="P51"><text:span text:style-name="T4">&lt;;s</text:span><text:span text:style-name="T29">U</text:span><text:span text:style-name="T4">nA sE go</text:span><text:span text:style-name="T29">w</text:span><text:span text:style-name="T4">.&gt;</text:span></text:p>
      <text:p text:style-name="P47"/>
      <text:p text:style-name="P47">"No, these people are good!"</text:p>
      <text:p text:style-name="P51"><text:span text:style-name="T4">&lt;!no, s</text:span><text:span text:style-name="T29">U</text:span><text:span text:style-name="T4">nA sE AOn.&gt;</text:span></text:p>
      <text:p text:style-name="P47"/>
      <text:p text:style-name="P47">"I will stress the principles!"</text:p>
      <text:p text:style-name="P36">&lt;!zo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8T17:47:55</dc:date>
    <meta:editing-duration>P3DT22H2M5S</meta:editing-duration>
    <meta:editing-cycles>907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2" meta:paragraph-count="317" meta:word-count="834" meta:character-count="3932"/>
  </office:meta>
</office:document-meta>
</file>